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LTProcessorErrorListener.XSLTProcessorErrorListener( Log logger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LTProcessorErrorListener.error( Transformer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LTProcessorErrorListener.fatalError( Transformer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LTProcessorErrorListener.warning( Transformer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LTProcessorErrorListener.getThrowab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